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0">
      <style:text-properties fo:color="#ff3333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text-properties fo:color="#ff3333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5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3333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Sažetak rada “Indexing compressed text” (Ferragina i Manzini)</text:h>
      <text:p text:style-name="P3"/>
      <text:list xml:id="list1093819603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1218417995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1739105399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1009987226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831379938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917600289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691908550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743315095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581924582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665741708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488615140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034446857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6">strukture: </text:p>
                  <text:list>
                    <text:list-item>
                      <text:p text:style-name="P27">Trie <text:s/></text:p>
                      <text:list>
                        <text:list-item>
                          <text:p text:style-name="P27">sadrži čvorove od kojih svaki predstavlja jednu LZ78 riječ</text:p>
                        </text:list-item>
                        <text:list-item>
                          <text:p text:style-name="P30">pokazivače na djecu pamtim pomoću mape</text:p>
                        </text:list-item>
                        <text:list-item>
                          <text:p text:style-name="P27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7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8">lociranje preklapajućih pojavljivanja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GLAVNA IDEJA (malo pojednostavljena, bez log log n):</text:p>
                      <text:list>
                        <text:list-item>
                          <text:p text:style-name="P14">Prođem kroz TLZR, I za svaki $ zapamtim indexe redaka iz Opp struktura od prefiska I sufiksa → to spremim u RTQ. Tako sam za svaki $ zapamtio dvije skupine indexa, koji ga definiraju.</text:p>
                        </text:list-item>
                        <text:list-item>
                          <text:p text:style-name="P14">Ako je P dugi uzorak koji nije u samo jednoj LZ riječi, onda znači da ga u T-u mogu naći ali prelomljenog sa jednim ili više $-znakova. Zato idem po P po redu, I probam na svaku poziciju staviti $ te za prefix I suffix koji su tako dobiveni potražim indexe redaka u odgovarajućim Opp strukturama. Tako <text:soft-page-break/>dobijem dvije skupine indexa. Ako zbilja postoji neki $ u T koji tako lomi P, onda I za njegov prefix I suffix moraju biti isti indexi redaka. Posto imam već sve takve T pospremljene u RTQ, lako provjerim postoji li takav $. Ako postoji, onda sam našao P, ispišem poziciju(koristim znanje o poziciji $).</text:p>
                        </text:list-item>
                        <text:list-item>
                          <text:p text:style-name="P14"><text:span text:style-name="T28">JAKO POJEDNOSTAVLJENO</text:span> (ali se ne radi baš tako nego pamtim indexe):</text:p>
                          <text:list>
                            <text:list-item>
                              <text:p text:style-name="P14">za svaki $ iz T zapamtim što je prije njega I poslije njega.</text:p>
                            </text:list-item>
                            <text:list-item>
                              <text:p text:style-name="P14">Idem po P, na svakom mjestu predvidim da se ubacio $. Pogledam što je ispred njega I iza njega, I pitam se postoje li takvi $ u T. Ako postoje takvi koji imaju iste stvari ispred I iza, onda sam našao P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KAKO SA log log n?</text:p>
                      <text:list>
                        <text:list-item>
                          <text:p text:style-name="P14">Ideja je ta da umjesto da probamo prelomiti P na svakoj poziciji, lomimo ga na svakoj (log (log n))-toj. Kako to onda radi? Radi zato jer također pamtimo više stvari u vezi T. Dakle, osim što kod T pamtimo za svaki $ indexe redaka sufiksa I prefiska, također istu stvar pamtimo I za svaku od (log (log n)) pozicija ispred $ (nazovimo te pozicije “lažni” dolari). Zašto kada tamo nije dolar, tamo ništa ne lomi riječ? Primjetimo sljedeće: kada u P gledamo neku poziciju h, iduća pozicija koju ćemo gledati će biti udaljena za (log (log n)), i nećemo isprobati za one pozicije između da li se možda P tamo lomi. Zato smo si u T izmislili “lažne” $. Naime, ako dobijemo za neki h da takav lomitelj postoji u T na poziciji poz, a taj lomitelj je ustvari “lažni” $ od kojeg je pravi $ udaljen za k prema desno, to nam govori sljedeće: P zbilja postoji slomljen u T, ali ne na poziciji h nego na poziciji h + k. Pošto smo napravili “lažne” dolare za sve k od 0 do (log (log n)), a možemo otkriti sve h+k pozicijie u P, znači da možemo pokriti sve pozicije u P, tj. i dalje imamo efekt kao da smo P lomili na svakoj poziciji! <text:span text:style-name="T29">Ono što je tu bitno, a ne piše u članku nego sam sam zaključio, je da h+k može biti veće(ili jednako) od duljine od P, što bi značilo da smo našli P ali nije prelomljen $ nego je dolar negdje još desnije od kraja od P. Ne želimo dojaviti poziciju takvog P jer je to unutarnje pojavljivanje, pa takve onda preskočim.</text:span></text:p>
                        </text:list-item>
                      </text:list>
                    </text:list-item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25">prefixesOfP - vector koji sadrži raspon redaka u Opp(T</text:span><text:span text:style-name="T26">$</text:span><text:span text:style-name="T27">R</text:span><text:span text:style-name="T25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analogno sa suffixOf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0">taj skup gradimo ovako:</text:p>
                                  <text:list>
                                    <text:list-item>
                                      <text:p text:style-name="P30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0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0">u Q' dodaj točku (x,y), a u V njoj pridruženu vrijednost v(x,y)</text:p>
                                          <text:list>
                                            <text:list-item>
                                              <text:p text:style-name="P30">v(x,y) = 1 + |T<text:span text:style-name="T11">1</text:span>| + ... + |T<text:span text:style-name="T11">j-1</text:span>| - k</text:p>
                                            </text:list-item>
                                            <text:list-item>
                                              <text:p text:style-name="P30">uz svaki v, pamtim i k da ne bih vraćao riječi koje nisu overlapping → <text:span text:style-name="T29">tog nema u članku to sam sam izmisli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oft-page-break/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članak od Alstrupa govori kako napraviti ovu strukturu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4">NAPOMENA: suffixesOfP i prefixesOfP se grade u letu, dakle kad dodje upit za P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koristi se POSEBNA verzija backward_search() funkcije iz strukture Opp, koja odmah vraća granice za sve sufikse stringa P (isto ko backward_search() ali vraca i medjurezultate)</text:p>
                                  <text:list>
                                    <text:list-item>
                                      <text:p text:style-name="P33">to mi radi za suffixe, ali to ne mogu koristiti za prefikse! Kako da napravim korak (2) u algoritmu u samo O(p) složenosti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2">GET_OVERLAPPING_LONG(P[1,p]) <text:span text:style-name="T20">algoritam</text:span></text:p>
                      <text:list>
                        <text:list-item>
                          <text:p text:style-name="P30">izračunam suffixesOfP i prefixesOfP → O(p)</text:p>
                        </text:list-item>
                        <text:list-item>
                          <text:p text:style-name="P30">lomim P na pozicijama h razmaknutima za (log (log n))</text:p>
                          <text:list>
                            <text:list-item>
                              <text:p text:style-name="P30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0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0">lokacija je v<text:span text:style-name="T11">j,k</text:span> – h → <text:span text:style-name="T29">BITNO: trebam pamtiti I k, jer k mi govori koliko mi je riječ ustvari lijevo od $. Moguće da je toliko lijevo da ju uopće ne presjeca $, a u tom slučaju ju nećemo vraćat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16T04:11:56</dc:date>
    <dc:creator>Martin </dc:creator>
    <meta:editing-duration>P2DT22H26M55S</meta:editing-duration>
    <meta:editing-cycles>278</meta:editing-cycles>
    <meta:document-statistic meta:table-count="0" meta:image-count="0" meta:object-count="0" meta:page-count="6" meta:paragraph-count="159" meta:word-count="2393" meta:character-count="13138"/>
  </office:meta>
</office:document-meta>
</file>